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1.992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4.011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288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1091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4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vocation</text:p>
          </table:table-cell>
          <table:table-cell office:value-type="string" calcext:value-type="string">
            <text:p>Access Structures</text:p>
          </table:table-cell>
          <table:table-cell office:value-type="string" calcext:value-type="string">
            <text:p>Small/Large Universe</text:p>
          </table:table-cell>
          <table:table-cell office:value-type="string" calcext:value-type="string">
            <text:p>Delegation?</text:p>
          </table:table-cell>
          <table:table-cell office:value-type="string" calcext:value-type="string">
            <text:p>Public Param size</text:p>
          </table:table-cell>
          <table:table-cell office:value-type="string" calcext:value-type="string">
            <text:p>Private Key Size</text:p>
          </table:table-cell>
          <table:table-cell office:value-type="string" calcext:value-type="string">
            <text:p>Ciphertext Size</text:p>
          </table:table-cell>
          <table:table-cell office:value-type="string" calcext:value-type="string">
            <text:p>Revocation / Update size</text:p>
          </table:table-cell>
        </table:table-row>
        <table:table-row table:style-name="ro1">
          <table:table-cell office:value-type="string" calcext:value-type="string">
            <text:p>Fuzzy Identity-Based Encryption</text:p>
          </table:table-cell>
          <table:table-cell office:value-type="string" calcext:value-type="string">
            <text:p>Sahai, Wat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irst idea of ABE, not yet implemented</text:p>
          </table:table-cell>
          <table:table-cell office:value-type="string" calcext:value-type="string">
            <text:p>Fuzzy I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ibute-based encryption for fine-grained access control of encrypted data</text:p>
          </table:table-cell>
          <table:table-cell office:value-type="string" calcext:value-type="string">
            <text:p>Goyal, Pandey, Sahai, Wat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irst KP-ABE schem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s / no (both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 / O(max allowed attributes per encryptio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iphertext-Policy Attribute Based Encryption</text:p>
          </table:table-cell>
          <table:table-cell office:value-type="string" calcext:value-type="string">
            <text:p>Bethencourt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CP-ABE scheme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iphertext-Policy Attribute-Based Encryption: An Expressive, Eﬃcient, and Provably Secure Realization</text:p>
          </table:table-cell>
          <table:table-cell office:value-type="string" calcext:value-type="string">
            <text:p>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rd model (no RO), uses LSSS instead of Access Trees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/ large (with RO)</text:p>
          </table:table-cell>
          <table:table-cell office:value-type="string" calcext:value-type="string">
            <text:p>No, but extendable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 lightweight attribute-based encryption scheme for the Internet of Things</text:p>
          </table:table-cell>
          <table:table-cell office:value-type="string" calcext:value-type="string">
            <text:p>Yao, Chen, Ti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 pairings!! Flaw found by Tan/Yeow/Hwang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nhancement of a Lightweight Attribute-Based Encryption Scheme for the Internet of Things</text:p>
          </table:table-cell>
          <table:table-cell office:value-type="string" calcext:value-type="string">
            <text:p>Tan, Yeow, Hwa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hancement of Yao/Chen/Tian, no pairings</text:p>
          </table:table-cell>
          <table:table-cell office:value-type="string" calcext:value-type="string">
            <text:p>H-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A Lightweight Attribute Based Encryption Scheme with Constant Size Ciphertext for Internet of Things</text:p>
          </table:table-cell>
          <table:table-cell office:value-type="string" calcext:value-type="string">
            <text:p>Yang, Wang, Guan, Wu, Du, Guizan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nly AND-gates as access structures! (Basically a threshold-ABE with threshold „all“)</text:p>
          </table:table-cell>
          <table:table-cell office:value-type="string" calcext:value-type="string">
            <text:p>Threshold-A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O(1)</text:p>
          </table:table-cell>
          <table:table-cell/>
        </table:table-row>
        <table:table-row table:style-name="ro3">
          <table:table-cell office:value-type="string" calcext:value-type="string">
            <text:p>An Efficient Elliptic Curve Cryptography-Based Without Pairing KPABE for Internet of Things</text:p>
          </table:table-cell>
          <table:table-cell office:value-type="string" calcext:value-type="string">
            <text:p>Sowjanya, Dasugupta, Ray, Obaida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 pairing; Decryption only with secure channel to KGC!; Time-Slices for Key validity, need to have secure channel for transmission of key updat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Key refreshme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update to all: O(n-r)</text:p>
          </table:table-cell>
        </table:table-row>
        <table:table-row table:style-name="ro2">
          <table:table-cell office:value-type="string" calcext:value-type="string">
            <text:p>Attribute-Based Encryption Supporting Direct/Indirect Revocation Modes</text:p>
          </table:table-cell>
          <table:table-cell office:value-type="string" calcext:value-type="string">
            <text:p>Attrapadung, Im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roduces direct / indirect revocation, scheme allows encryptor to decide between direct or indirect revocation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Both, sender chooses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ecentralizing Attribute-Based Encryption</text:p>
          </table:table-cell>
          <table:table-cell office:value-type="string" calcext:value-type="string">
            <text:p>Lewko, 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lti-authority ABE, any user can be KGC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(for each author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 per authority</text:p>
          </table:table-cell>
          <table:table-cell office:value-type="string" calcext:value-type="string">
            <text:p>separate keys for each authority/attribute</text:p>
          </table:table-cell>
          <table:table-cell office:value-type="string" calcext:value-type="string">
            <text:p>O(lsss)</text:p>
          </table:table-cell>
          <table:table-cell/>
        </table:table-row>
        <table:table-row table:style-name="ro2">
          <table:table-cell office:value-type="string" calcext:value-type="string">
            <text:p>Server-Aided Revocable Attribute-Based Encryption</text:p>
          </table:table-cell>
          <table:table-cell office:value-type="string" calcext:value-type="string">
            <text:p>Cui, Deng, Li, Qin,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trusted server aids with decryption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?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1) on node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ing Attribute-based encryption on IoT Devices with instant Key Revocation</text:p>
          </table:table-cell>
          <table:table-cell office:value-type="string" calcext:value-type="string">
            <text:p>Fischer, Scheerhorn, Tonj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 PROOOOOOF!!!!!, Trusted Proxy?!</text:p>
          </table:table-cell>
          <table:table-cell office:value-type="string" calcext:value-type="string">
            <text:p>CP-ABE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EA-BREW: A Scalable Attribute-Based Encryption Scheme for Low-Bitrate IoT Wireless Networks</text:p>
          </table:table-cell>
          <table:table-cell office:value-type="string" calcext:value-type="string">
            <text:p>Manna, Perazzo, Din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roadcast revocation (in O(1)), proxy re-encryption to protect old ciphertext from newly revoked keys (untrusted proxy)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constant broadcast</text:p>
          </table:table-cell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Bücheler</meta:initial-creator>
    <meta:creation-date>2021-01-27T17:26:38.392319954</meta:creation-date>
    <dc:date>2021-01-27T19:01:09.726198475</dc:date>
    <dc:creator>Daniel Bücheler</dc:creator>
    <meta:editing-duration>PT22M56S</meta:editing-duration>
    <meta:editing-cycles>7</meta:editing-cycles>
    <meta:generator>LibreOffice/6.4.6.2$Linux_X86_64 LibreOffice_project/40$Build-2</meta:generator>
    <meta:document-statistic meta:table-count="1" meta:cell-count="164" meta:object-count="0"/>
  </office:meta>
</office:document-meta>
</file>